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draw:marker-start-width="0.252cm" draw:marker-end-width="0.252cm" draw:opacity="6%" draw:textarea-horizontal-align="justify" draw:textarea-vertical-align="middle" draw:auto-grow-height="false" fo:min-height="6.5cm" fo:min-width="11.5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85cm" fo:min-width="0cm"/>
      <style:paragraph-properties style:writing-mode="lr-tb"/>
    </style:style>
    <style:style style:name="gr4" style:family="graphic" style:parent-style-name="standard">
      <style:graphic-properties svg:stroke-color="#333333" draw:opacity="11%" draw:textarea-horizontal-align="justify" draw:textarea-vertical-align="middle" draw:auto-grow-height="false" fo:min-height="6.75cm" fo:min-width="6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svg:stroke-color="#1c1c1c" draw:opacity="12%" draw:textarea-horizontal-align="justify" draw:textarea-vertical-align="middle" draw:auto-grow-height="false" fo:min-height="5.5cm" fo:min-width="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opacity="4%" draw:textarea-horizontal-align="justify" draw:textarea-vertical-align="middle" draw:auto-grow-height="false" fo:min-height="5.25cm" fo:min-width="6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draw:opacity="11%" draw:textarea-horizontal-align="justify" draw:textarea-vertical-align="middle" draw:auto-grow-height="false" fo:min-height="5cm" fo:min-width="11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5cm"/>
      <style:paragraph-properties style:writing-mode="lr-tb"/>
    </style:style>
    <style:style style:name="gr15" style:family="graphic" style:parent-style-name="standard">
      <style:graphic-properties draw:opacity="16%" draw:textarea-horizontal-align="justify" draw:textarea-vertical-align="middle" draw:auto-grow-height="false" fo:min-height="5.5cm" fo:min-width="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  <style:paragraph-properties style:writing-mode="lr-tb"/>
    </style:style>
    <style:style style:name="gr17" style:family="graphic" style:parent-style-name="standard">
      <style:graphic-properties draw:opacity="16%" draw:textarea-horizontal-align="justify" draw:textarea-vertical-align="middle" draw:auto-grow-height="false" fo:min-height="3cm" fo:min-width="1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0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2cm" fo:min-width="8.9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  <style:paragraph-properties style:writing-mode="lr-tb"/>
    </style:style>
    <style:style style:name="gr21" style:family="graphic" style:parent-style-name="standard">
      <style:graphic-properties draw:marker-start="Square" draw:marker-start-width="0.3cm" draw:marker-end="Arrowheads_20_1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4.3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2cm" fo:min-width="4.79cm"/>
      <style:paragraph-properties style:writing-mode="lr-tb"/>
    </style:style>
    <style:style style:name="P1" style:family="paragraph">
      <loext:graphic-properties draw:opacity="6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opacity="11%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12%"/>
      <style:paragraph-properties fo:text-align="center" style:writing-mode="lr-tb"/>
    </style:style>
    <style:style style:name="P7" style:family="paragraph">
      <loext:graphic-properties draw:opacity="4%"/>
      <style:paragraph-properties fo:text-align="center" style:writing-mode="lr-tb"/>
    </style:style>
    <style:style style:name="P8" style:family="paragraph">
      <loext:graphic-properties draw:opacity="16%"/>
      <style:paragraph-properties fo:text-align="center" style:writing-mode="lr-tb"/>
    </style:style>
    <style:style style:name="P9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6.75cm" svg:x="0.25cm" svg:y="2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0.962cm" svg:x="2.5cm" svg:y="1.25cm">
          <draw:text-box>
            <text:p>Customer table</text:p>
          </draw:text-box>
        </draw:frame>
        <draw:frame draw:style-name="gr3" draw:text-style-name="P2" draw:layer="layout" svg:width="9.473cm" svg:height="7.435cm" svg:x="1.527cm" svg:y="2.815cm">
          <draw:text-box>
            <text:p>Custid(int,auto increment,PK)</text:p>
            <text:p>Cfname(not null,varchar(20))</text:p>
            <text:p>Clname(not null,varchar(20))</text:p>
            <text:p>Caddress(not null,varchar(60)</text:p>
            <text:p>Cmob(char(15),not null)</text:p>
            <text:p>Cemail(varchar(30),not null)</text:p>
            <text:p>Cgender(varchar(10)</text:p>
            <text:p/>
            <text:p/>
          </draw:text-box>
        </draw:frame>
        <draw:custom-shape draw:style-name="gr4" draw:text-style-name="P4" draw:layer="layout" svg:width="7cm" svg:height="7cm" svg:x="13.25cm" svg:y="2.25cm">
          <text:p text:style-name="P3">PNRno(longInt)(PK)</text:p>
          <text:p text:style-name="P3">CustId(int)(FK)</text:p>
          <text:p text:style-name="P3">destination(varchar(25</text:p>
          <text:p text:style-name="P3">Tsource(varchar25)</text:p>
          <text:p text:style-name="P3">TRNno(longint)(FK)</text:p>
          <text:p text:style-name="P3">deptTime(char</text:p>
          <text:p text:style-name="P3">ArrivalTime</text:p>
          <text:p text:style-name="P3">ArrivalstationNum</text:p>
          <text:p text:style-name="P3">DeptStationNum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43cm" svg:height="0.962cm" svg:x="13.82cm" svg:y="1.25cm">
          <draw:text-box>
            <text:p>Reservation table</text:p>
          </draw:text-box>
        </draw:frame>
        <draw:line draw:style-name="gr6" draw:text-style-name="P5" draw:layer="layout" svg:x1="10cm" svg:y1="2.5cm" svg:x2="14.75cm" svg:y2="3.5cm">
          <text:p/>
        </draw:line>
        <draw:custom-shape draw:style-name="gr7" draw:text-style-name="P6" draw:layer="layout" svg:width="11.5cm" svg:height="5.75cm" svg:x="0.25cm" svg:y="10.75cm">
          <text:p text:style-name="P3">TRnno(int)(PK)</text:p>
          <text:p text:style-name="P3">source(varchar(25))</text:p>
          <text:p text:style-name="P3">destination(varchar25)</text:p>
          <text:p text:style-name="P3">//timeofDep(varchar15)</text:p>
          <text:p text:style-name="P3">//ArrivalTime(varchar15)</text:p>
          <text:p text:style-name="P3">stationNum(FK)</text:p>
          <text:p text:style-name="P3"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033cm" svg:height="0.962cm" svg:x="3.75cm" svg:y="9.5cm">
          <draw:text-box>
            <text:p>Train Details</text:p>
          </draw:text-box>
        </draw:frame>
        <draw:line draw:style-name="gr9" draw:text-style-name="P5" draw:layer="layout" svg:x1="8.25cm" svg:y1="11.5cm" svg:x2="14cm" svg:y2="5.75cm">
          <text:p/>
        </draw:line>
        <draw:custom-shape draw:style-name="gr10" draw:text-style-name="P7" draw:layer="layout" svg:width="7.25cm" svg:height="5.5cm" svg:x="12.5cm" svg:y="10.75cm">
          <text:p text:style-name="P3">station name</text:p>
          <text:p text:style-name="P3">stationNUm(PK)</text:p>
          <text:p text:style-name="P3">ArrivalTime</text:p>
          <text:p text:style-name="P3">DeptTime</text:p>
          <text:p text:style-name="P3">TrainNo(Fk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673cm" svg:height="2.75cm" svg:x="13.827cm" svg:y="9.5cm">
          <draw:text-box>
            <text:p>Station Infor</text:p>
          </draw:text-box>
        </draw:frame>
        <draw:line draw:style-name="gr12" draw:text-style-name="P5" draw:layer="layout" svg:x1="8.25cm" svg:y1="15.25cm" svg:x2="14cm" svg:y2="12.5cm">
          <text:p/>
        </draw:line>
        <draw:custom-shape draw:style-name="gr13" draw:text-style-name="P4" draw:layer="layout" svg:width="12cm" svg:height="5.25cm" svg:x="0.5cm" svg:y="18.25cm">
          <text:p text:style-name="P3">StationNUm(Fk)</text:p>
          <text:p text:style-name="P3">TrainNum(Fk)</text:p>
          <text:p text:style-name="P3">ArrivalTime</text:p>
          <text:p text:style-name="P3">DeptTime</text:p>
          <text:p text:style-name="P3">Datettim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735cm" svg:height="0.962cm" svg:x="4.015cm" svg:y="17.038cm">
          <draw:text-box>
            <text:p>Train Schedule</text:p>
          </draw:text-box>
        </draw:frame>
        <draw:custom-shape draw:style-name="gr15" draw:text-style-name="P8" draw:layer="layout" svg:width="5.5cm" svg:height="5.75cm" svg:x="13.5cm" svg:y="18cm">
          <text:p text:style-name="P3">2s</text:p>
          <text:p text:style-name="P3">Sleeper</text:p>
          <text:p text:style-name="P3">1Ac</text:p>
          <text:p text:style-name="P3">2Ac</text:p>
          <text:p text:style-name="P3">3Ac</text:p>
          <text:p text:style-name="P3">Trnno</text:p>
          <text:p text:style-name="P3">date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4.9cm" svg:height="0.962cm" svg:x="14.75cm" svg:y="17cm">
          <draw:text-box>
            <text:p>Seat availability</text:p>
          </draw:text-box>
        </draw:frame>
        <draw:custom-shape draw:style-name="gr17" draw:text-style-name="P8" draw:layer="layout" svg:width="10.5cm" svg:height="3.25cm" svg:x="1.25cm" svg:y="25.25cm">
          <text:p text:style-name="P3">PaymentNO</text:p>
          <text:p text:style-name="P3">Custid</text:p>
          <text:p text:style-name="P3">PNRno</text:p>
          <text:p text:style-name="P3">TRnno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7.567cm" svg:height="7.361cm" svg:x="12.75cm" svg:y="23.8cm">
          <draw:text-box>
            <text:p>Tables to create(without</text:p>
            <text:p>Normalisation)</text:p>
            <text:p>Fair, charges</text:p>
            <text:p>AvailStatus(waiting,RAC)</text:p>
            <text:p>Feedback</text:p>
            <text:p>TicketConfirmationList</text:p>
            <text:p>Get live status in sms</text:p>
            <text:p/>
            <text:p/>
            <text:p/>
          </draw:text-box>
        </draw:frame>
      </draw:page>
      <draw:page draw:name="page2" draw:style-name="dp1" draw:master-page-name="Default">
        <draw:frame draw:style-name="gr19" draw:text-style-name="P2" draw:layer="layout" svg:width="9.413cm" svg:height="2.012cm" svg:x="7.087cm" svg:y="22.501cm">
          <draw:text-box>
            <text:p>customer will see Home Page</text:p>
            <text:p/>
          </draw:text-box>
        </draw:frame>
        <draw:frame draw:style-name="gr20" draw:text-style-name="P2" draw:layer="layout" svg:width="3.249cm" svg:height="1.203cm" svg:x="0.5cm" svg:y="25.212cm">
          <draw:text-box>
            <text:p>Customer</text:p>
          </draw:text-box>
        </draw:frame>
        <draw:line draw:style-name="gr21" draw:text-style-name="P9" draw:layer="layout" svg:x1="3.75cm" svg:y1="25.751cm" svg:x2="7.5cm" svg:y2="25.751cm">
          <text:p/>
        </draw:line>
        <draw:frame draw:style-name="gr22" draw:text-style-name="P2" draw:layer="layout" svg:width="4.833cm" svg:height="1.157cm" svg:x="3.5cm" svg:y="24.751cm">
          <draw:text-box>
            <text:p>Comes website</text:p>
          </draw:text-box>
        </draw:frame>
        <draw:frame draw:style-name="gr23" draw:text-style-name="P2" draw:layer="layout" svg:width="5.29cm" svg:height="2.012cm" svg:x="8.5cm" svg:y="24.912cm">
          <draw:text-box>
            <text:p>1.Log in/Register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22:27:15.731450558</meta:creation-date>
    <dc:date>2023-04-20T13:52:10.486433031</dc:date>
    <meta:editing-duration>PT9M2S</meta:editing-duration>
    <meta:editing-cycles>2</meta:editing-cycles>
    <meta:generator>LibreOffice/7.3.7.2$Linux_X86_64 LibreOffice_project/30$Build-2</meta:generator>
    <meta:document-statistic meta:object-count="23"/>
  </office:meta>
</office:document-meta>
</file>